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EES_pos = 14.22 with CI = [[2.98401802], [3.01602408]]</text:p>
      <text:p text:style-name="Standard">ANEES_vel = 35.61 with CI = [[2.98401802], [3.01602408]]</text:p>
      <text:p text:style-name="Standard">ANEES_att = 333.53 with CI = [[2.98401802], [3.01602408]]</text:p>
      <text:p text:style-name="Standard">ANEES_accbias = 52.38 with CI = [[2.98401802], [3.01602408]]</text:p>
      <text:p text:style-name="Standard">ANEES_gyro_bias = 439.32 with CI = [[2.98401802], [3.01602408]]</text:p>
      <text:p text:style-name="Standard">ANEES = 3580.10 with CI = [[14.96423717], [15.03580493]]</text:p>
      <text:p text:style-name="Standard">ANIS = 9.44 with CI = [[2.84208468], [3.16212466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09:19:03.425128360</meta:creation-date>
    <dc:date>2020-10-28T09:19:44.834978333</dc:date>
    <meta:editing-duration>PT42S</meta:editing-duration>
    <meta:editing-cycles>1</meta:editing-cycles>
    <meta:document-statistic meta:table-count="0" meta:image-count="0" meta:object-count="0" meta:page-count="1" meta:paragraph-count="7" meta:word-count="56" meta:character-count="398" meta:non-whitespace-character-count="349"/>
    <meta:generator>LibreOffice/6.0.7.3$Linux_X86_64 LibreOffice_project/00m0$Build-3</meta:generator>
  </office:meta>
</office:document-meta>
</file>